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687cm" fo:min-width="9.53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ff0000" draw:fill-color="#ffffff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6.735cm" fo:min-width="6.61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033cm" svg:height="3.937cm" svg:x="5.826cm" svg:y="5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033cm" svg:height="3.937cm" svg:x="5.826cm" svg:y="10.77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317cm" svg:height="0.962cm" svg:x="4.048cm" svg:y="4.048cm">
          <draw:text-box>
            <text:p>Stratigraphic Velocity Model</text:p>
          </draw:text-box>
        </draw:frame>
        <draw:frame draw:style-name="gr2" draw:text-style-name="P2" draw:layer="layout" svg:width="7.364cm" svg:height="0.962cm" svg:x="3.921cm" svg:y="9.563cm">
          <draw:text-box>
            <text:p>Migration Velocity Model</text:p>
          </draw:text-box>
        </draw:frame>
        <draw:frame draw:style-name="gr2" draw:text-style-name="P2" draw:layer="layout" svg:width="3.863cm" svg:height="3.806cm" svg:x="1.508cm" svg:y="11.037cm">
          <draw:text-box>
            <text:p>depth</text:p>
            <text:p>o1=0.762</text:p>
            <text:p>d1=0.00762</text:p>
            <text:p>n1=800</text:p>
            <text:p>L1=6.85038</text:p>
          </draw:text-box>
        </draw:frame>
        <draw:frame draw:style-name="gr2" draw:text-style-name="P2" draw:layer="layout" svg:width="3.863cm" svg:height="3.806cm" svg:x="1.455cm" svg:y="5.982cm">
          <draw:text-box>
            <text:p>depth</text:p>
            <text:p>o1=0.762</text:p>
            <text:p>d1=0.00762</text:p>
            <text:p>n1=800</text:p>
            <text:p>L1=6.85038</text:p>
          </draw:text-box>
        </draw:frame>
        <draw:frame draw:style-name="gr2" draw:text-style-name="P2" draw:layer="layout" svg:width="3.863cm" svg:height="3.806cm" svg:x="16.494cm" svg:y="3.794cm">
          <draw:text-box>
            <text:p>distance</text:p>
            <text:p>o2=3.05562</text:p>
            <text:p>d2=0.00762</text:p>
            <text:p>n2=846</text:p>
            <text:p>L2=9.50214</text:p>
          </draw:text-box>
        </draw:frame>
        <draw:frame draw:style-name="gr2" draw:text-style-name="P2" draw:layer="layout" svg:width="3.863cm" svg:height="3.806cm" svg:x="16.494cm" svg:y="9.636cm">
          <draw:text-box>
            <text:p>distance</text:p>
            <text:p>o2=3.055</text:p>
            <text:p>d2=0.01143</text:p>
            <text:p>n2=564</text:p>
            <text:p>L2=9.50152</text:p>
          </draw:text-box>
        </draw:frame>
        <draw:frame draw:style-name="gr3" draw:text-style-name="P3" draw:layer="layout" svg:width="2.758cm" svg:height="0.962cm" svg:x="1.381cm" svg:y="3.54cm">
          <draw:text-box>
            <text:p>MODEL</text:p>
          </draw:text-box>
        </draw:frame>
        <draw:frame draw:style-name="gr3" draw:text-style-name="P3" draw:layer="layout" svg:width="2.758cm" svg:height="0.962cm" svg:x="1.508cm" svg:y="15.278cm">
          <draw:text-box>
            <text:p>DATA</text:p>
          </draw:text-box>
        </draw:frame>
        <draw:frame draw:style-name="gr2" draw:text-style-name="P2" draw:layer="layout" svg:width="4.062cm" svg:height="0.962cm" svg:x="8.495cm" svg:y="1.816cm">
          <draw:text-box>
            <text:p>CHECKLIST</text:p>
          </draw:text-box>
        </draw:frame>
        <draw:custom-shape draw:style-name="gr4" draw:text-style-name="P1" draw:layer="layout" svg:width="7.112cm" svg:height="6.985cm" svg:x="8.239cm" svg:y="15.98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215cm" svg:height="3.806cm" svg:x="9.763cm" svg:y="23.098cm">
          <draw:text-box>
            <text:p>source</text:p>
            <text:p>o2=3.048</text:p>
            <text:p>d2=0.01524</text:p>
            <text:p>n2=800</text:p>
            <text:p>L2=15.22476</text:p>
          </draw:text-box>
        </draw:frame>
        <draw:frame draw:style-name="gr2" draw:text-style-name="P2" draw:layer="layout" svg:width="4.215cm" svg:height="3.806cm" svg:x="2.627cm" svg:y="18.145cm">
          <draw:text-box>
            <text:p>receiver</text:p>
            <text:p>o3=3.048</text:p>
            <text:p>d3=0.01524</text:p>
            <text:p>n3=800</text:p>
            <text:p>L3=15.22476</text:p>
          </draw:text-box>
        </draw:frame>
        <draw:frame draw:style-name="gr2" draw:text-style-name="P2" draw:layer="layout" svg:width="4.24cm" svg:height="0.962cm" svg:x="9.763cm" svg:y="18.78cm">
          <draw:text-box>
            <text:p>Shot Gather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4T15:05:25.560477343</meta:creation-date>
    <dc:date>2017-09-04T16:19:42.466805426</dc:date>
    <meta:editing-duration>PT12M16S</meta:editing-duration>
    <meta:editing-cycles>1</meta:editing-cycles>
    <meta:document-statistic meta:object-count="15"/>
    <meta:generator>LibreOffice/5.1.6.2$Linux_X86_64 LibreOffice_project/10m0$Build-2</meta:generator>
  </office:meta>
</office:document-meta>
</file>